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Enabling/disabling international transactions controls card usage abroad. This guide explains the process in India.</text:p>
      <text:h text:style-name="P1" text:outline-level="2">Steps</text:h>
      <text:list text:style-name="L33">
        <text:list-item>
          <text:p text:style-name="P35"><text:span text:style-name="Strong_20_Emphasis">Net Banking</text:span>: Log in, go to “Cards,” select “International Transactions,” enable/disable.</text:p>
        </text:list-item>
        <text:list-item>
          <text:p text:style-name="P35"><text:span text:style-name="Strong_20_Emphasis">Mobile App</text:span>: Open app, navigate to “Card Services,” toggle international usage.</text:p>
        </text:list-item>
        <text:list-item>
          <text:p text:style-name="P35"><text:span text:style-name="Strong_20_Emphasis">ATM</text:span>: Insert card, select “Enable/Disable International Transactions,” confirm.</text:p>
        </text:list-item>
        <text:list-item>
          <text:p text:style-name="P35"><text:span text:style-name="Strong_20_Emphasis">Customer Care</text:span>: Call bank, verify identity, request enable/disable.</text:p>
        </text:list-item>
        <text:list-item>
          <text:p text:style-name="P35"><text:span text:style-name="Strong_20_Emphasis">Branch</text:span>: Visit with ID proof, submit written request.</text:p>
        </text:list-item>
        <text:list-item>
          <text:p text:style-name="P35"><text:span text:style-name="Strong_20_Emphasis">Verify OTP</text:span>: Confirm via OTP for online/app changes.</text:p>
        </text:list-item>
        <text:list-item>
          <text:p text:style-name="P35"><text:span text:style-name="Strong_20_Emphasis">Confirmation</text:span>: Changes apply within 1–2 hours.</text:p>
        </text:list-item>
      </text:list>
      <text:h text:style-name="P1" text:outline-level="2">Notes</text:h>
      <text:list text:style-name="L34">
        <text:list-item>
          <text:p text:style-name="P36">International transactions may incur currency conversion fees (1–3%).</text:p>
        </text:list-item>
        <text:list-item>
          <text:p text:style-name="P36">Disabled by default for security; enable only when needed.</text:p>
        </text:list-item>
        <text:list-item>
          <text:p text:style-name="P36">Credit cards often have easier toggling.</text:p>
        </text:list-item>
      </text:list>
      <text:h text:style-name="P1" text:outline-level="2">Key Terms</text:h>
      <text:p text:style-name="P2">International transactions, debit card, credit card, net banking, mobile app, OTP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8:49.847259204</dc:date>
    <meta:editing-duration>PT15M30S</meta:editing-duration>
    <meta:editing-cycles>17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5" meta:character-count="869" meta:non-whitespace-character-count="772"/>
  </office:meta>
</office:document-meta>
</file>